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fo:border="thin solid #000000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3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5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9" style:family="table-cell" style:parent-style-name="Default" style:data-style-name="N0">
      <style:table-cell-properties fo:border="thin solid #999999"/>
    </style:style>
    <style:style style:name="ce4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3.53483333333333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883333333333cm" style:use-optimal-column-width="true"/>
    </style:style>
    <style:style style:name="co7" style:family="table-column">
      <style:table-column-properties fo:break-before="auto" style:column-width="13.20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1.037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52.2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6">
            <text:p>성패</text:p>
          </table:table-cell>
          <table:table-cell office:value-type="string" table:style-name="ce6">
            <text:p>자원유형</text:p>
          </table:table-cell>
          <table:table-cell office:value-type="string" table:style-name="ce7">
            <text:p>Ticket</text:p>
          </table:table-cell>
          <table:table-cell office:value-type="string" table:style-name="ce8">
            <text:p>Summary</text:p>
          </table:table-cell>
          <table:table-cell office:value-type="string" table:style-name="ce9">
            <text:p>Description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0% 초과 - 신규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NAPRD Util 5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DR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DR Util 50% 초과</text:p>
          </table:table-cell>
          <table:table-cell office:value-type="string" table:style-name="ce9">
            <text:p>임계치 도달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자원 증설 완료</text:p>
          </table:table-cell>
          <table:table-cell office:value-type="string" table:style-name="ce9">
            <text:p>증설 작업 완료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자원 증설 완료</text:p>
          </table:table-cell>
          <table:table-cell office:value-type="string" table:style-name="ce9">
            <text:p>증설 작업 완료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14">
            <text:p>Host(Memory)</text:p>
          </table:table-cell>
          <table:table-cell office:value-type="string" table:style-name="ce14">
            <text:p>NACLOUD-1128</text:p>
          </table:table-cell>
          <table:table-cell office:value-type="string" table:style-name="ce15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9">
            <text:p>마이그레이션 작업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6">
            <text:p>Storage</text:p>
          </table:table-cell>
          <table:table-cell office:value-type="string" table:style-name="ce14">
            <text:p>CNCLOUD-1526 </text:p>
          </table:table-cell>
          <table:table-cell office:value-type="string" table:style-name="ce17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9">
            <text:p>Storage 수정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9">
            <text:p>마이그레이션 작업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Rename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VACUATION Host</text:p>
            <text:p>(eucloudprdcomd215.eucloud) <text:s/>→ R1-TMS로 변경됨</text:p>
          </table:table-cell>
          <table:table-cell office:value-type="string" table:style-name="ce9">
            <text:p>Host Name 변경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R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rucloudprdcomdr103.rucloud 호스트 RMA 진행으로<text:s/></text:p>
            <text:p>호스트에 있는 VM 마이그레이션 완료</text:p>
          </table:table-cell>
          <table:table-cell office:value-type="string" table:style-name="ce9">
            <text:p>마이그레이션 작업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SG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Host 증설 완료</text:p>
          </table:table-cell>
          <table:table-cell office:value-type="string" table:style-name="ce9">
            <text:p>Host 증설 작업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90% 초과 - 신규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21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9">
            <text:p>VM 생성 작업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2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2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SG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VM(Add)</text:p>
          </table:table-cell>
          <table:table-cell office:value-type="string" table:style-name="ce7">
            <text:p>-</text:p>
          </table:table-cell>
          <table:table-cell office:value-type="string" table:style-name="ce23">
            <text:p>싱가포르 (검증계) 프로젝트 VM 생성 진행 </text:p>
          </table:table-cell>
          <table:table-cell office:value-type="string" table:style-name="ce9">
            <text:p>VM 생성 작업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9">
            <text:p>마이그레이션 작업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nacloudprdcomd711 호스트 multi-bit Memory 에러로 RMA 진행 완료</text:p>
          </table:table-cell>
          <table:table-cell office:value-type="string" table:style-name="ce9">
            <text:p>RMA 진행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22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24">
            <text:p>SG</text:p>
          </table:table-cell>
          <table:table-cell table:style-name="ce7"/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Zone(Chage)</text:p>
          </table:table-cell>
          <table:table-cell office:value-type="string" table:style-name="ce7">
            <text:p>-</text:p>
          </table:table-cell>
          <table:table-cell office:value-type="string" table:style-name="ce23">
            <text:p>검증계 RESCUE Node 3대는 Zone 편입<text:s/></text:p>
          </table:table-cell>
          <table:table-cell office:value-type="string" table:style-name="ce9">
            <text:p>Zone 편입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25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9">
            <text:p>볼륨 할당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1">
            <text:p>NA</text:p>
          </table:table-cell>
          <table:table-cell table:style-name="ce11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1">
            <text:p>NA</text:p>
          </table:table-cell>
          <table:table-cell table:style-name="ce11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hage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Pivotal - 1,2,3 VM/CPU/Memory &gt;&gt; PAAS 존으로 편입(06/29)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3"/>
        </table:table-row>
        <table:table-row table:number-rows-repeated="1048478" table:style-name="ro1">
          <table:table-cell table:number-columns-repeated="16384"/>
        </table:table-row>
      </table:table>
      <table:table table:name="용량_관리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number-rows-repeated="2" table:style-name="ro1">
          <table:table-cell/>
          <table:table-cell table:style-name="ce1"/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3"/>
          <table:table-cell office:value-type="string" table:style-name="ce2">
            <text:p>필수로 적용해야할 항목 노란색 칸 이외의 항목들은 그대로 붙여주시면됩니다.</text:p>
          </table:table-cell>
          <table:table-cell table:number-columns-repeated="6" table:style-name="ce2"/>
          <table:table-cell table:number-columns-repeated="3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8" table:style-name="ce2"/>
          <table:table-cell table:number-columns-repeated="6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">
            <text:p>해당 양식으로 반드시 작성하여 주세요</text:p>
          </table:table-cell>
          <table:table-cell table:number-columns-repeated="7" table:style-name="ce2"/>
          <table:table-cell table:number-columns-repeated="6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">
            <text:p>테넌트가 DEV/STG 순으로 중복이 될 경우 반드시 같은내용을 DEV하나 STG하나로 나누어서 작성해주세요</text:p>
          </table:table-cell>
          <table:table-cell table:number-columns-repeated="7" table:style-name="ce2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리전의 경우 모든리전의 경우에만 Global이며 이외의 경우에는 반드시 나누어주세요</text:p>
          </table:table-cell>
          <table:table-cell table:number-columns-repeated="7" table:style-name="ce2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내수처럼 1센터,2센터가 있다면 구분하여 AZ 항목에 적어주세요</text:p>
          </table:table-cell>
          <table:table-cell table:number-columns-repeated="7" table:style-name="ce2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년도</text:p>
          </table:table-cell>
          <table:table-cell office:value-type="string" table:style-name="ce5">
            <text:p>월</text:p>
          </table:table-cell>
          <table:table-cell office:value-type="string" table:style-name="ce6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진행상태</text:p>
          </table:table-cell>
          <table:table-cell office:value-type="string" table:style-name="ce6">
            <text:p>성패</text:p>
          </table:table-cell>
          <table:table-cell office:value-type="string" table:style-name="ce6">
            <text:p>카테고리</text:p>
          </table:table-cell>
          <table:table-cell office:value-type="string" table:style-name="ce7">
            <text:p>Ticket</text:p>
          </table:table-cell>
          <table:table-cell office:value-type="string" table:style-name="ce8">
            <text:p>Summary</text:p>
          </table:table-cell>
          <table:table-cell office:value-type="string" table:style-name="ce9">
            <text:p>Description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0% 초과 - 신규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NAPRD Util 50% 초과</text:p>
          </table:table-cell>
          <table:table-cell office:value-type="string" table:style-name="ce9">
            <text:p>증설 리뷰 필요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DR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DR Util 50% 초과</text:p>
          </table:table-cell>
          <table:table-cell office:value-type="string" table:style-name="ce9">
            <text:p>임계치 도달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자원 증설 완료</text:p>
          </table:table-cell>
          <table:table-cell office:value-type="string" table:style-name="ce9">
            <text:p>증설 작업 완료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3">
            <text:p>자원 증설 완료</text:p>
          </table:table-cell>
          <table:table-cell office:value-type="string" table:style-name="ce9">
            <text:p>증설 작업 완료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14">
            <text:p>Host(Memory)</text:p>
          </table:table-cell>
          <table:table-cell office:value-type="string" table:style-name="ce14">
            <text:p>NACLOUD-1128</text:p>
          </table:table-cell>
          <table:table-cell office:value-type="string" table:style-name="ce15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9">
            <text:p>마이그레이션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6">
            <text:p>Storage</text:p>
          </table:table-cell>
          <table:table-cell office:value-type="string" table:style-name="ce14">
            <text:p>CNCLOUD-1526 </text:p>
          </table:table-cell>
          <table:table-cell office:value-type="string" table:style-name="ce17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9">
            <text:p>Storage 수정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9">
            <text:p>마이그레이션 작업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7">
            <text:p>Host(Rename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VACUATION Host</text:p>
            <text:p>(eucloudprdcomd215.eucloud) <text:s/>→ R1-TMS로 변경됨</text:p>
          </table:table-cell>
          <table:table-cell office:value-type="string" table:style-name="ce9">
            <text:p>Host Name 변경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11">
            <text:p>R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rucloudprdcomdr103.rucloud 호스트 RMA 진행으로<text:s/></text:p>
            <text:p>호스트에 있는 VM 마이그레이션 완료</text:p>
          </table:table-cell>
          <table:table-cell office:value-type="string" table:style-name="ce9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1월</text:p>
          </table:table-cell>
          <table:table-cell office:value-type="string" table:style-name="ce7">
            <text:p>SG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Add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Host 증설 완료</text:p>
          </table:table-cell>
          <table:table-cell office:value-type="string" table:style-name="ce9">
            <text:p>Host 증설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1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90% 초과 - 신규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21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9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2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2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11">
            <text:p>SG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VM(Add)</text:p>
          </table:table-cell>
          <table:table-cell office:value-type="string" table:style-name="ce7">
            <text:p>-</text:p>
          </table:table-cell>
          <table:table-cell office:value-type="string" table:style-name="ce23">
            <text:p>싱가포르 (검증계) 프로젝트 VM 생성 진행 </text:p>
          </table:table-cell>
          <table:table-cell office:value-type="string" table:style-name="ce9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NVMe Storage Util 60% 근접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CPU Util 75% 초과 - 신규 VM 생성 중단</text:p>
          </table:table-cell>
          <table:table-cell office:value-type="string" table:style-name="ce9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2월</text:p>
          </table:table-cell>
          <table:table-cell office:value-type="string" table:style-name="ce20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Host(Migration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9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nacloudprdcomd711 호스트 multi-bit Memory 에러로 RMA 진행 완료</text:p>
          </table:table-cell>
          <table:table-cell office:value-type="string" table:style-name="ce9">
            <text:p>RMA 진행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22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24">
            <text:p>SG</text:p>
          </table:table-cell>
          <table:table-cell table:style-name="ce7"/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1">
            <text:p>Zone(Chage)</text:p>
          </table:table-cell>
          <table:table-cell office:value-type="string" table:style-name="ce7">
            <text:p>-</text:p>
          </table:table-cell>
          <table:table-cell office:value-type="string" table:style-name="ce23">
            <text:p>검증계 RESCUE Node 3대는 Zone 편입<text:s/></text:p>
          </table:table-cell>
          <table:table-cell office:value-type="string" table:style-name="ce9">
            <text:p>Zone 편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Util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구운영계 - 자원부족</text:p>
            <text:p/>
            <text:p>NVMe Storage Util 50% 초과</text:p>
          </table:table-cell>
          <table:table-cell office:value-type="string" table:style-name="ce9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25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9">
            <text:p>볼륨 할당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7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1">
            <text:p>NA</text:p>
          </table:table-cell>
          <table:table-cell table:style-name="ce11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PRD CCS-LINUX CPU Util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7">
            <text:p>22년</text:p>
          </table:table-cell>
          <table:table-cell office:value-type="string" table:style-name="ce11">
            <text:p>6월</text:p>
          </table:table-cell>
          <table:table-cell office:value-type="string" table:style-name="ce11">
            <text:p>NA</text:p>
          </table:table-cell>
          <table:table-cell table:style-name="ce11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DR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DR Used 5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3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자원증설 리뷰 필요</text:p>
            <text:p/>
            <text:p>Storage PRD NVME Used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NA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STG CCS-LINUX Memory Util 60% 초과</text:p>
          </table:table-cell>
          <table:table-cell office:value-type="string" table:style-name="ce9">
            <text:p>임계치 도달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STG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검증계 자원증설 리뷰 필요</text:p>
            <text:p/>
            <text:p>Memory Util 7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LINUX, DB Zone CPU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26">
            <text:p>RU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RU 운영계 자원증설 필요</text:p>
            <text:p/>
            <text:p>CPU Util 80% 초과 → VM 생성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-DB Memory Util 60% 초과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EU</text:p>
          </table:table-cell>
          <table:table-cell table:style-name="ce7"/>
          <table:table-cell office:value-type="string" table:style-name="ce10">
            <text:p>PRD</text:p>
          </table:table-cell>
          <table:table-cell office:value-type="string" table:style-name="ce7">
            <text:p>진행</text:p>
          </table:table-cell>
          <table:table-cell table:style-name="ce7"/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7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9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PU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CPU Util 85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Memory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Memory 6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신운영계 - 자원증설 필요</text:p>
            <text:p/>
            <text:p>aggr_node01_NVMe_date 80% 초과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7">
            <text:p>22년</text:p>
          </table:table-cell>
          <table:table-cell office:value-type="string" table:style-name="ce28">
            <text:p>6월</text:p>
          </table:table-cell>
          <table:table-cell office:value-type="string" table:style-name="ce7">
            <text:p>K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ost(Chage)</text:p>
          </table:table-cell>
          <table:table-cell office:value-type="string" table:style-name="ce7">
            <text:p>-</text:p>
          </table:table-cell>
          <table:table-cell office:value-type="string" table:style-name="ce12">
            <text:p>Pivotal - 1,2,3 VM/CPU/Memory &gt;&gt; PAAS 존으로 편입(06/29)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7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11">
            <text:p>CN</text:p>
          </table:table-cell>
          <table:table-cell table:style-name="ce7"/>
          <table:table-cell office:value-type="string" table:style-name="ce7">
            <text:p>PRD</text:p>
          </table:table-cell>
          <table:table-cell office:value-type="string" table:style-name="ce7">
            <text:p>진행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torage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9">
            <text:p>자원 증설 필요</text:p>
          </table:table-cell>
          <table:table-cell table:number-columns-repeated="16372"/>
        </table:table-row>
        <table:table-row table:number-rows-repeated="1048469" table:style-name="ro5">
          <table:table-cell table:number-columns-repeated="16384"/>
        </table:table-row>
      </table:table>
      <table:table table:name="취합_시나리오_또는_기준" table:style-name="ta2">
        <table:table-column table:style-name="co1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1"/>
        </table:table-row>
        <table:table-row table:number-rows-repeated="1048565" table:style-name="ro5">
          <table:table-cell table:number-columns-repeated="16384"/>
        </table:table-row>
      </table:table>
      <table:table table:name="용량_관리_차트_A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2" table:default-cell-style-name="ce1"/>
        <table:table-column table:style-name="co1" table:number-columns-repeated="16375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6" table:style-name="ce30"/>
          <table:table-cell table:style-name="ce31"/>
          <table:table-cell/>
          <table:table-cell table:style-name="ce1">
            <draw:frame draw:z-index="2" draw:id="id1" draw:style-name="a1" draw:name="차트 2" svg:x="0.09375in" svg:y="0.01562in" svg:width="10.39583in" svg:height="8.130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4" draw:id="id3" draw:style-name="a3" draw:name="차트 2" svg:x="0in" svg:y="0in" svg:width="10.39583in" svg:height="8.13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29">
            <text:p>Bigdata/RND</text:p>
          </table:table-cell>
          <table:table-cell office:value-type="string" table:style-name="ce32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7" table:style-name="ce33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2" table:style-name="ce34">
            <text:p>2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7" table:style-name="ce36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40" table:style-name="ce36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4" table:style-name="ce34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9" table:style-name="ce35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50" table:style-name="ce36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5">
            <text:p>12</text:p>
          </table:table-cell>
          <table:table-cell office:value-type="float" office:value="11" table:style-name="ce35">
            <text:p>11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35">
            <text:p>1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59" table:style-name="ce36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5" table:style-name="ce34">
            <text:p>5</text:p>
          </table:table-cell>
          <table:table-cell office:value-type="float" office:value="14" table:style-name="ce35">
            <text:p>14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67" table:style-name="ce3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총합계</text:p>
          </table:table-cell>
          <table:table-cell table:style-name="ce37"/>
          <table:table-cell table:number-columns-repeated="6" table:style-name="ce38"/>
          <table:table-cell table:style-name="ce39"/>
          <table:table-cell table:number-columns-repeated="16375"/>
        </table:table-row>
        <table:table-row table:number-rows-repeated="7" table:style-name="ro5">
          <table:table-cell table:number-columns-repeated="16384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NA</text:p>
          </table:table-cell>
          <table:table-cell office:value-type="float" office:value="16" table:style-name="ce33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CN</text:p>
          </table:table-cell>
          <table:table-cell office:value-type="float" office:value="14" table:style-name="ce36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EU</text:p>
          </table:table-cell>
          <table:table-cell office:value-type="float" office:value="13" table:style-name="ce36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KR</text:p>
          </table:table-cell>
          <table:table-cell office:value-type="float" office:value="9" table:style-name="ce36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RU</text:p>
          </table:table-cell>
          <table:table-cell office:value-type="float" office:value="7" table:style-name="ce36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Bigdata/RND</text:p>
          </table:table-cell>
          <table:table-cell office:value-type="float" office:value="5" table:style-name="ce36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G</text:p>
          </table:table-cell>
          <table:table-cell office:value-type="float" office:value="3" table:style-name="ce36">
            <text:p>3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67" table:style-name="ce39">
            <text:p>67</text:p>
          </table:table-cell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10"/>
          <table:table-cell table:style-name="ce1">
            <draw:frame draw:z-index="1" draw:id="id0" draw:style-name="a0" draw:name="차트 1" svg:x="0.08333in" svg:y="0.16146in" svg:width="6.84896in" svg:height="4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3" table:style-name="ro5">
          <table:table-cell table:number-columns-repeated="16384"/>
        </table:table-row>
        <table:table-row table:style-name="ro5">
          <table:table-cell table:number-columns-repeated="9"/>
          <table:table-cell table:style-name="ce1">
            <draw:frame draw:z-index="3" draw:id="id2" draw:style-name="a2" draw:name="차트 3" svg:x="0.72917in" svg:y="0.05729in" svg:width="10.25in" svg:height="7.411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"/>
          <table:table-cell table:style-name="ce1">
            <draw:frame draw:z-index="5" draw:id="id4" draw:style-name="a4" draw:name="차트 6" svg:x="0in" svg:y="0in" svg:width="10.25in" svg:height="7.4114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29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6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9" table:style-name="ce33">
            <text:p>19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6">
            <text:p>15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1" table:style-name="ce36">
            <text:p>21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7" table:style-name="ce36">
            <text:p>17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table:style-name="ce35"/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0" table:style-name="ce36">
            <text:p>1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5">
            <text:p>2</text:p>
          </table:table-cell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8" table:style-name="ce36">
            <text:p>8</text:p>
          </table:table-cell>
          <table:table-cell table:number-columns-repeated="16376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14" table:style-name="ce37">
            <text:p>14</text:p>
          </table:table-cell>
          <table:table-cell office:value-type="float" office:value="19" table:style-name="ce38">
            <text:p>19</text:p>
          </table:table-cell>
          <table:table-cell office:value-type="float" office:value="25" table:style-name="ce38">
            <text:p>25</text:p>
          </table:table-cell>
          <table:table-cell office:value-type="float" office:value="22" table:style-name="ce38">
            <text:p>22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90" table:style-name="ce39">
            <text:p>90</text:p>
          </table:table-cell>
          <table:table-cell table:number-columns-repeated="16376"/>
        </table:table-row>
        <table:table-row table:number-rows-repeated="26" table:style-name="ro5">
          <table:table-cell table:number-columns-repeated="16384"/>
        </table:table-row>
        <table:table-row table:style-name="ro5">
          <table:table-cell table:number-columns-repeated="10" table:style-name="ce1"/>
          <table:table-cell table:style-name="ce1">
            <draw:frame draw:z-index="6" draw:id="id5" draw:style-name="a5" draw:name="차트 6" svg:x="0.61979in" svg:y="0.1197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19" table:style-name="ce33">
            <text:p>19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15" table:style-name="ce36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1" table:style-name="ce36">
            <text:p>21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17" table:style-name="ce36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10" table:style-name="ce36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8" table:style-name="ce36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90" table:style-name="ce39">
            <text:p>90</text:p>
          </table:table-cell>
          <table:table-cell table:number-columns-repeated="16382"/>
        </table:table-row>
        <table:table-row table:number-rows-repeated="1048467" table:style-name="ro5">
          <table:table-cell table:number-columns-repeated="16384"/>
        </table:table-row>
      </table:table>
      <table:table table:name="용량_관리_차트_CN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4" table:style-name="ce1"/>
          <table:table-cell table:style-name="ce1">
            <draw:frame draw:z-index="1" draw:id="id6" draw:style-name="a6" draw:name="차트 1" svg:x="0.73437in" svg:y="0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Storage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2" draw:id="id7" draw:style-name="a7" draw:name="차트 2" svg:x="0.01042in" svg:y="0.2031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 table:style-name="ce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7" table:style-name="ce1"/>
          <table:table-cell table:style-name="ce1">
            <draw:frame draw:z-index="3" draw:id="id8" draw:style-name="a8" draw:name="차트 3" svg:x="0.05208in" svg:y="0.0468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Memory)</text:p>
          </table:table-cell>
          <table:table-cell table:style-name="ce29"/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2" table:style-name="ce34">
            <text:p>2</text:p>
          </table:table-cell>
          <table:table-cell table:style-name="ce35"/>
          <table:table-cell office:value-type="float" office:value="2" table:style-name="ce36">
            <text:p>2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40" table:style-name="ro5">
          <table:table-cell table:number-columns-repeated="16384"/>
        </table:table-row>
      </table:table>
      <table:table table:name="용량_관리_차트_EU" table:style-name="ta2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3"/>
          <table:table-cell table:style-name="ce1">
            <draw:frame draw:z-index="1" draw:id="id9" draw:style-name="a9" draw:name="차트 1" svg:x="0.64062in" svg:y="0.14062in" svg:width="6.40104in" svg:height="4.3593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9">
            <text:p>3</text:p>
          </table:table-cell>
          <table:table-cell table:number-columns-repeated="16381"/>
        </table:table-row>
        <table:table-row table:number-rows-repeated="16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0" draw:style-name="a10" draw:name="차트 2" svg:x="0.66667in" svg:y="0.19271in" svg:width="6.33333in" svg:height="3.859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3" draw:id="id11" draw:style-name="a11" draw:name="차트 3" svg:x="0.02083in" svg:y="0.11979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table:style-name="ce1"/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1" table:style-name="ce1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5">
          <table:table-cell/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6">
            <text:p>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9">
            <text:p>4</text:p>
          </table:table-cell>
          <table:table-cell table:number-columns-repeated="16379"/>
        </table:table-row>
        <table:table-row table:number-rows-repeated="1048520" table:style-name="ro5">
          <table:table-cell table:number-columns-repeated="16384"/>
        </table:table-row>
      </table:table>
      <table:table table:name="용량_관리_차트_KR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1" draw:id="id12" draw:style-name="a12" draw:name="차트 1" svg:x="0.01042in" svg:y="0in" svg:width="7.17708in" svg:height="4.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1" table:style-name="ro5">
          <table:table-cell table:number-columns-repeated="16384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3" draw:style-name="a13" draw:name="차트 3" svg:x="0.01042in" svg:y="0.21354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048534" table:style-name="ro5">
          <table:table-cell table:number-columns-repeated="16384"/>
        </table:table-row>
      </table:table>
      <table:table table:name="용량_관리_차트_NA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4" table:style-name="ce1"/>
          <table:table-cell table:style-name="ce1">
            <draw:frame draw:z-index="1" draw:id="id14" draw:style-name="a14" draw:name="차트 1" svg:x="0.01042in" svg:y="0.04687in" svg:width="6.47917in" svg:height="4.3385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14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5" draw:style-name="a15" draw:name="차트 2" svg:x="0.73958in" svg:y="0.19271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3" draw:id="id16" draw:style-name="a16" draw:name="차트 3" svg:x="0.01042in" svg:y="0.005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Memory)</text:p>
          </table:table-cell>
          <table:table-cell table:style-name="ce34"/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30" table:style-name="ro5">
          <table:table-cell table:number-columns-repeated="16384"/>
        </table:table-row>
      </table:table>
      <table:table table:name="용량_관리_차트_RU" table:style-name="ta2">
        <table:table-column table:style-name="co10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3" table:style-name="ce1"/>
          <table:table-cell table:style-name="ce1">
            <draw:frame draw:z-index="1" draw:id="id17" draw:style-name="a17" draw:name="차트 1" svg:x="0.73958in" svg:y="0.00521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8" draw:style-name="a18" draw:name="차트 2" svg:x="0.69792in" svg:y="0.18229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048535" table:style-name="ro5">
          <table:table-cell table:number-columns-repeated="16384"/>
        </table:table-row>
      </table:table>
      <table:database-ranges>
        <table:database-range table:target-range-address="6월집계.A1:6월집계.K98" table:display-filter-buttons="true">
          <table:filter>
            <table:filter-and>
              <table:filter-condition table:field-number="1" table:value="6월" table:operator="="/>
              <table:filter-condition table:field-number="4" table:value="PRD" table:operator="="/>
            </table:filter-and>
          </table:filter>
        </table:database-range>
        <table:database-range table:target-range-address="용량_관리.C10:용량_관리.L107" table:display-filter-buttons="true">
          <table:filter>
            <table:filter-and>
              <table:filter-condition table:field-number="0" table:value="6월" table:operator="="/>
              <table:filter-condition table:field-number="1" table:value="NA" table:operator="="/>
            </table:filter-and>
          </table:filter>
        </table:database-range>
      </table:database-ranges>
      <table:data-pilot-tables>
        <table:data-pilot-table table:name="피벗 테이블36" table:target-range-address="용량_관리_차트_All.A102:용량_관리_차트_All.B109" table:show-filter-button="false" table:buttons="용량_관리_차트_All.A102">
          <table:source-cell-range table:cell-range-address="용량_관리.C10:용량_관리.L100"/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용량_관리_차트_All.A19:용량_관리_차트_All.B27" table:show-filter-button="false" table:buttons="용량_관리_차트_All.A19">
          <table:source-cell-range table:cell-range-address="용량_관리.C10:용량_관리.L100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용량_관리_차트_All.A3:용량_관리_차트_All.I11" table:show-filter-button="false" table:buttons="용량_관리_차트_All.A4 용량_관리_차트_All.B3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용량_관리_차트_All.A65:용량_관리_차트_All.H73" table:show-filter-button="false" table:buttons="용량_관리_차트_All.A66 용량_관리_차트_All.B65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0" table:target-range-address="용량_관리_차트_CN.A29:용량_관리_차트_CN.D36" table:show-filter-button="false" table:buttons="용량_관리_차트_CN.A29 용량_관리_차트_CN.A30 용량_관리_차트_CN.A33 용량_관리_차트_CN.B32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9" table:target-range-address="용량_관리_차트_CN.A16:용량_관리_차트_CN.C22" table:show-filter-button="false" table:buttons="용량_관리_차트_CN.A16 용량_관리_차트_CN.A17 용량_관리_차트_CN.A20 용량_관리_차트_CN.B19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8" table:target-range-address="용량_관리_차트_CN.A1:용량_관리_차트_CN.C7" table:show-filter-button="false" table:buttons="용량_관리_차트_CN.A1 용량_관리_차트_CN.A2 용량_관리_차트_CN.A5 용량_관리_차트_CN.B4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용량_관리_차트_EU.B48:용량_관리_차트_EU.E56" table:show-filter-button="false" table:buttons="용량_관리_차트_EU.B48 용량_관리_차트_EU.B49 용량_관리_차트_EU.B52 용량_관리_차트_EU.C5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용량_관리_차트_EU.A28:용량_관리_차트_EU.C34" table:show-filter-button="false" table:buttons="용량_관리_차트_EU.A28 용량_관리_차트_EU.A29 용량_관리_차트_EU.A32 용량_관리_차트_EU.B3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용량_관리_차트_EU.A1:용량_관리_차트_EU.C9" table:show-filter-button="false" table:buttons="용량_관리_차트_EU.A1 용량_관리_차트_EU.A2 용량_관리_차트_EU.A5 용량_관리_차트_EU.B4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용량_관리_차트_KR.A33:용량_관리_차트_KR.C42" table:show-filter-button="false" table:buttons="용량_관리_차트_KR.A33 용량_관리_차트_KR.A34 용량_관리_차트_KR.A37 용량_관리_차트_KR.B36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용량_관리_차트_KR.A22:용량_관리_차트_KR.B27" table:show-filter-button="false" table:buttons="용량_관리_차트_KR.A22 용량_관리_차트_KR.A23 용량_관리_차트_KR.A26 용량_관리_차트_KR.B25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용량_관리_차트_KR.A1:용량_관리_차트_KR.C10" table:show-filter-button="false" table:buttons="용량_관리_차트_KR.A1 용량_관리_차트_KR.A2 용량_관리_차트_KR.A5 용량_관리_차트_KR.B4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용량_관리_차트_NA.A38:용량_관리_차트_NA.D46" table:show-filter-button="false" table:buttons="용량_관리_차트_NA.A38 용량_관리_차트_NA.A39 용량_관리_차트_NA.A42 용량_관리_차트_NA.B41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용량_관리_차트_NA.A24:용량_관리_차트_NA.C30" table:show-filter-button="false" table:buttons="용량_관리_차트_NA.A24 용량_관리_차트_NA.A25 용량_관리_차트_NA.A28 용량_관리_차트_NA.B27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용량_관리_차트_NA.A1:용량_관리_차트_NA.C8" table:show-filter-button="false" table:buttons="용량_관리_차트_NA.A1 용량_관리_차트_NA.A2 용량_관리_차트_NA.A5 용량_관리_차트_NA.B4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용량_관리_차트_RU.A35:용량_관리_차트_RU.C41" table:show-filter-button="false" table:buttons="용량_관리_차트_RU.A35 용량_관리_차트_RU.A36 용량_관리_차트_RU.A39 용량_관리_차트_RU.B38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4" table:target-range-address="용량_관리_차트_RU.A20:용량_관리_차트_RU.B25" table:show-filter-button="false" table:buttons="용량_관리_차트_RU.A20 용량_관리_차트_RU.A21 용량_관리_차트_RU.A24 용량_관리_차트_RU.B23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3" table:target-range-address="용량_관리_차트_RU.A1:용량_관리_차트_RU.C7" table:show-filter-button="false" table:buttons="용량_관리_차트_RU.A1 용량_관리_차트_RU.A2 용량_관리_차트_RU.A5 용량_관리_차트_RU.B4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클라우드플랫폼팀/신우영</meta:initial-creator>
    <dc:creator>정인환</dc:creator>
    <meta:creation-date>2022-07-05T08:25:58Z</meta:creation-date>
    <dc:date>2022-07-19T21:20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19.8751181102362pt" svg:width="493.1251181102362pt" chart:style-name="Crt0">
        <chart:title chart:style-name="CT00">
          <text:p text:style-name="a0" text:class-names="" text:cond-style-name="">Region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</text:p>
            </table:table-cell>
            <table:table-cell office:value-type="float" office:value="16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EU</text:p>
            </table:table-cell>
            <table:table-cell office:value-type="float" office:value="13"/>
          </table:table-row>
          <table:table-row>
            <table:table-cell office:value-type="string">
              <text:p>KR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7"/>
          </table:table-row>
          <table:table-row>
            <table:table-cell office:value-type="string">
              <text:p>Bigdata/RND</text:p>
            </table:table-cell>
            <table:table-cell office:value-type="float" office:value="5"/>
          </table:table-row>
          <table:table-row>
            <table:table-cell office:value-type="string">
              <text:p>S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3.8753543307086pt" svg:width="460.8748031496062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77.8753543307086pt" svg:width="455.9996850393701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06.0pt" svg:width="516.74968503937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2.3748031496062pt" svg:width="466.5002362204725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DR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DR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30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083in" svg:stroke-color="#5089b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083in" svg:stroke-color="#d26e2a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2929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e2aa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3b64a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62993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97b9e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요약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9"/>
          </table:table-row>
          <table:table-row>
            <table:table-cell office:value-type="string">
              <text:p>2월</text:p>
            </table:table-cell>
            <table:table-cell office:value-type="float" office:value="15"/>
          </table:table-row>
          <table:table-row>
            <table:table-cell office:value-type="string">
              <text:p>3월</text:p>
            </table:table-cell>
            <table:table-cell office:value-type="float" office:value="21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0"/>
          </table:table-row>
          <table:table-row>
            <table:table-cell office:value-type="string">
              <text:p>6월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Storag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